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2174b"/>
    </style:style>
    <style:style style:name="P3" style:family="paragraph" style:parent-style-name="Standard">
      <style:paragraph-properties fo:text-align="justify" style:justify-single-word="false"/>
      <style:text-properties officeooo:paragraph-rsid="003bf995"/>
    </style:style>
    <style:style style:name="P4" style:family="paragraph" style:parent-style-name="Standard">
      <style:paragraph-properties fo:text-align="justify" style:justify-single-word="false"/>
      <style:text-properties style:font-name="Marianne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Marianne" fo:font-size="10pt" fo:font-weight="bold" officeooo:rsid="003a25f8" officeooo:paragraph-rsid="003a25f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arianne" fo:font-size="10pt" fo:font-weight="bold" officeooo:rsid="0040de24" officeooo:paragraph-rsid="0040de24" style:font-size-asian="10pt" style:font-weight-asian="bold" style:font-size-complex="10pt" style:font-weight-complex="bold"/>
    </style:style>
    <style:style style:name="P7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Marianne" fo:font-size="10pt" fo:font-weight="bold" officeooo:paragraph-rsid="004649f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Marianne" fo:font-size="10pt" fo:font-weight="bold" officeooo:rsid="003a25f8" officeooo:paragraph-rsid="003a25f8" fo:background-color="#b3cac7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Marianne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Marianne" fo:font-size="10pt" officeooo:paragraph-rsid="000ff22d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0ff22d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11061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Marianne" fo:font-size="10pt" officeooo:rsid="000ff22d" officeooo:paragraph-rsid="00453e7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Marianne" fo:font-size="10pt" officeooo:rsid="00126e42" officeooo:paragraph-rsid="001f3e54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453e7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Marianne" fo:font-size="10pt" officeooo:paragraph-rsid="001f3e54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Marianne" fo:font-size="10pt" officeooo:paragraph-rsid="00453e7a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Marianne" fo:font-size="10pt" officeooo:rsid="001fac6d" officeooo:paragraph-rsid="001fac6d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Marianne" fo:font-size="10pt" officeooo:rsid="00373090" officeooo:paragraph-rsid="00126e42" style:font-size-asian="10pt" style:font-size-complex="10pt"/>
    </style:style>
    <style:style style:name="P20" style:family="paragraph" style:parent-style-name="Preformatted_20_Text">
      <style:paragraph-properties fo:text-align="start" style:justify-single-word="false"/>
      <style:text-properties style:font-name="Marianne" fo:font-size="10pt" officeooo:rsid="00373090" officeooo:paragraph-rsid="00453e7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Marianne" fo:font-size="10pt" officeooo:rsid="0040de24" officeooo:paragraph-rsid="0040de24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Marianne" fo:font-size="10pt" officeooo:rsid="003d1c97" officeooo:paragraph-rsid="004348dd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style:font-name="Marianne" fo:font-size="10pt" officeooo:rsid="0040f447" officeooo:paragraph-rsid="004348dd" style:font-size-asian="10pt" style:font-size-complex="10pt"/>
    </style:style>
    <style:style style:name="P24" style:family="paragraph" style:parent-style-name="Standard">
      <style:text-properties style:font-name="Marianne" fo:font-size="10pt" officeooo:paragraph-rsid="004649f4" style:font-size-asian="10pt" style:font-size-complex="10pt"/>
    </style:style>
    <style:style style:name="P25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Marianne" fo:font-size="10pt" officeooo:rsid="003bbf53" officeooo:paragraph-rsid="004649f4" style:font-size-asian="10pt" style:font-size-complex="10pt"/>
    </style:style>
    <style:style style:name="P26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Marianne" fo:font-size="10pt" officeooo:paragraph-rsid="004649f4" style:font-size-asian="10pt" style:font-size-complex="10pt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Marianne" fo:font-size="10pt" officeooo:paragraph-rsid="004649f4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53e7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649f4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arianne" fo:font-size="10pt" style:text-underline-style="solid" style:text-underline-width="auto" style:text-underline-color="font-color" fo:font-weight="bold" officeooo:rsid="0040de24" officeooo:paragraph-rsid="0040de2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348dd" fo:background-color="#ffff00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0ff22d" officeooo:paragraph-rsid="004348d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40f447" officeooo:paragraph-rsid="004348d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fo:font-weight="bold" officeooo:rsid="00408bfb" officeooo:paragraph-rsid="00408bfb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39e6f1" officeooo:paragraph-rsid="0039e6f1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38" style:family="paragraph" style:parent-style-name="Standard">
      <style:text-properties style:font-name="Marianne" fo:font-size="10pt" style:text-underline-style="solid" style:text-underline-width="auto" style:text-underline-color="font-color" officeooo:rsid="0047b7be" officeooo:paragraph-rsid="00439406" fo:background-color="transparent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237977" officeooo:paragraph-rsid="00237977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0ff22d" officeooo:paragraph-rsid="0039e6f1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Marianne" fo:font-size="10pt" style:text-underline-style="none" officeooo:rsid="000ff22d" officeooo:paragraph-rsid="004348dd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Marianne" fo:font-size="10pt" style:text-underline-style="none" officeooo:rsid="000ff22d" officeooo:paragraph-rsid="00453e7a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Marianne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44" style:family="paragraph" style:parent-style-name="Standard">
      <style:paragraph-properties fo:text-align="start" style:justify-single-word="false"/>
      <style:text-properties style:font-name="Marianne" fo:font-size="10pt" fo:font-weight="normal" officeooo:rsid="003a25f8" officeooo:paragraph-rsid="003a25f8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Marianne" fo:font-size="10pt" fo:font-weight="normal" officeooo:paragraph-rsid="003a25f8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Marianne" fo:font-size="10pt" fo:font-weight="normal" officeooo:paragraph-rsid="003bf995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Marianne" fo:font-size="10pt" fo:font-weight="normal" officeooo:paragraph-rsid="003a25f8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Marianne" fo:font-size="10pt" fo:font-weight="normal" officeooo:paragraph-rsid="003bf995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Marianne" fo:font-size="10pt" fo:font-weight="normal" officeooo:paragraph-rsid="003a25f8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Marianne" fo:font-size="10pt" officeooo:rsid="003d1c97" officeooo:paragraph-rsid="004348dd" fo:background-color="transparent" style:font-size-asian="10pt" style:font-size-complex="10pt"/>
    </style:style>
    <style:style style:name="P51" style:family="paragraph" style:parent-style-name="Standard">
      <style:text-properties officeooo:paragraph-rsid="00439406"/>
    </style:style>
    <style:style style:name="P52" style:family="paragraph" style:parent-style-name="Standard">
      <style:text-properties officeooo:paragraph-rsid="004649f4"/>
    </style:style>
    <style:style style:name="P53" style:family="paragraph" style:parent-style-name="Standard">
      <style:paragraph-properties fo:text-align="start" style:justify-single-word="false"/>
      <style:text-properties style:font-name="Marianne" fo:font-size="10pt" fo:font-weight="normal" officeooo:paragraph-rsid="003a25f8" style:font-size-asian="10pt" style:font-weight-asian="normal" style:font-size-complex="10pt" style:font-weight-complex="normal"/>
    </style:style>
    <style:style style:name="T1" style:family="text">
      <style:text-properties style:font-name="Marianne"/>
    </style:style>
    <style:style style:name="T2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Marianne" fo:font-size="10pt" fo:font-weight="bold" officeooo:rsid="0012174b" style:font-size-asian="10pt" style:font-weight-asian="bold" style:font-size-complex="10pt" style:font-weight-complex="bold"/>
    </style:style>
    <style:style style:name="T4" style:family="text">
      <style:text-properties style:font-name="Marianne" fo:font-size="10pt" fo:font-weight="bold" officeooo:rsid="003bf995" style:font-size-asian="10pt" style:font-weight-asian="bold" style:font-size-complex="10pt" style:font-weight-complex="bold"/>
    </style:style>
    <style:style style:name="T5" style:family="text">
      <style:text-properties style:font-name="Marianne" fo:font-size="10pt" fo:font-weight="bold" officeooo:rsid="0042a559" style:font-size-asian="10pt" style:font-weight-asian="bold" style:font-size-complex="10pt" style:font-weight-complex="bold"/>
    </style:style>
    <style:style style:name="T6" style:family="text">
      <style:text-properties style:font-name="Marianne" fo:font-size="10pt" fo:font-weight="bold" officeooo:rsid="0037b755" style:font-size-asian="10pt" style:font-weight-asian="bold" style:font-size-complex="10pt" style:font-weight-complex="bold"/>
    </style:style>
    <style:style style:name="T7" style:family="text">
      <style:text-properties style:font-name="Marianne" fo:font-size="10pt" fo:font-weight="bold" officeooo:rsid="0042a559" fo:background-color="#ff860d" loext:char-shading-value="0" style:font-size-asian="10pt" style:font-weight-asian="bold" style:font-size-complex="10pt" style:font-weight-complex="bold"/>
    </style:style>
    <style:style style:name="T8" style:family="text">
      <style:text-properties style:font-name="Mariann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" style:family="text">
      <style:text-properties style:font-name="Marianne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style:font-name="Marianne" fo:font-size="10pt" fo:font-style="italic" style:font-size-asian="10pt" style:font-style-asian="italic" style:font-size-complex="10pt" style:font-style-complex="italic"/>
    </style:style>
    <style:style style:name="T11" style:family="text">
      <style:text-properties style:font-name="Marianne" fo:font-size="10pt" fo:font-style="italic" officeooo:rsid="002208fe" style:font-size-asian="10pt" style:font-style-asian="italic" style:font-size-complex="10pt" style:font-style-complex="italic"/>
    </style:style>
    <style:style style:name="T12" style:family="text">
      <style:text-properties style:font-name="Marianne" fo:font-size="10pt" style:font-size-asian="10pt" style:font-size-complex="10pt"/>
    </style:style>
    <style:style style:name="T13" style:family="text">
      <style:text-properties style:font-name="Marianne" fo:font-size="10pt" officeooo:rsid="0012174b" style:font-size-asian="10pt" style:font-size-complex="10pt"/>
    </style:style>
    <style:style style:name="T14" style:family="text">
      <style:text-properties style:font-name="Marianne" fo:font-size="10pt" officeooo:rsid="0024ecb1" style:font-size-asian="10pt" style:font-size-complex="10pt"/>
    </style:style>
    <style:style style:name="T15" style:family="text">
      <style:text-properties style:font-name="Marianne" style:text-underline-style="none"/>
    </style:style>
    <style:style style:name="T16" style:family="text">
      <style:text-properties style:font-name="Marianne" style:text-underline-style="none" officeooo:rsid="000ff22d"/>
    </style:style>
    <style:style style:name="T17" style:family="text">
      <style:text-properties style:font-name="Marianne" style:text-underline-style="none" fo:font-weight="normal" fo:background-color="transparent" loext:char-shading-value="0" style:font-weight-asian="normal" style:font-weight-complex="normal"/>
    </style:style>
    <style:style style:name="T18" style:family="text">
      <style:text-properties style:font-name="Marianne" officeooo:rsid="001f3e54"/>
    </style:style>
    <style:style style:name="T19" style:family="text">
      <style:text-properties style:font-name="Marianne" officeooo:rsid="003bf995"/>
    </style:style>
    <style:style style:name="T20" style:family="text">
      <style:text-properties style:font-name="Marianne" fo:background-color="transparent" loext:char-shading-value="0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ff22d"/>
    </style:style>
    <style:style style:name="T23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24" style:family="text">
      <style:text-properties officeooo:rsid="002ee98c"/>
    </style:style>
    <style:style style:name="T25" style:family="text">
      <style:text-properties officeooo:rsid="001f3e54"/>
    </style:style>
    <style:style style:name="T26" style:family="text">
      <style:text-properties officeooo:rsid="0012174b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3e39ea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f3e54" style:font-weight-asian="bold" style:font-weight-complex="bold"/>
    </style:style>
    <style:style style:name="T31" style:family="text">
      <style:text-properties fo:font-weight="bold" officeooo:rsid="002ee98c" style:font-weight-asian="bold" style:font-weight-complex="bold"/>
    </style:style>
    <style:style style:name="T32" style:family="text">
      <style:text-properties fo:font-weight="bold" officeooo:rsid="0031727e" style:font-weight-asian="bold" style:font-weight-complex="bold"/>
    </style:style>
    <style:style style:name="T33" style:family="text">
      <style:text-properties fo:font-weight="bold" officeooo:rsid="0030f9f4" style:font-weight-asian="bold" style:font-weight-complex="bold"/>
    </style:style>
    <style:style style:name="T34" style:family="text">
      <style:text-properties fo:font-weight="bold" officeooo:rsid="00379af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379afd"/>
    </style:style>
    <style:style style:name="T38" style:family="text">
      <style:text-properties officeooo:rsid="00453e7a"/>
    </style:style>
    <style:style style:name="T39" style:family="text">
      <style:text-properties fo:font-variant="normal" fo:text-transform="none" fo:color="#161616" loext:opacity="100%" style:font-name="Marianne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officeooo:rsid="003bbf53"/>
    </style:style>
    <style:style style:name="T41" style:family="text">
      <style:text-properties officeooo:rsid="00472a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ail saisine expert délégué</text:p>
      <text:p text:style-name="P49"/>
      <text:p text:style-name="P45">Bonjour,</text:p>
      <text:p text:style-name="P45"/>
      <text:p text:style-name="P46">Je vous prie de bien vouloir trouver, ci-joint, le dossier de saisine de l'expert délégué concernant une demande de dérogation espèces protégées liée à un projet d'aménagement (Cas 2 des affaires courantes), concernant le dossier suivant : <text:span text:style-name="Source_20_Text"><text:span text:style-name="T1">{nom}.</text:span></text:span></text:p>
      <text:p text:style-name="P45"/>
      <text:p text:style-name="P46">- nom du pétitionnaire : <text:span text:style-name="Source_20_Text"><text:span text:style-name="T16">{demandeur}</text:span></text:span><text:span text:style-name="T22"> </text:span></text:p>
      <text:p text:style-name="P45">- date de dépôt du dossier de demande de dérogation : </text:p>
      <text:p text:style-name="P45">- liste des pièces transmises : </text:p>
      <text:p text:style-name="P45">- type de procédure : régime propre</text:p>
      <text:p text:style-name="P45">- <text:span text:style-name="T41">Motif de la dérogation : </text:span></text:p>
      <text:p text:style-name="P46">- <text:span text:style-name="T26">Numéro du </text:span>Dossier <text:span text:style-name="T26">(</text:span>ONAGRE<text:span text:style-name="T26">)</text:span> : demande N°<text:span text:style-name="Source_20_Text"><text:span text:style-name="T1">{identifiant_onagre}</text:span></text:span></text:p>
      <text:p text:style-name="P48"><text:span text:style-name="Source_20_Text"><text:span text:style-name="T19">- Numéro d’identification unique du projet : </text:span></text:span></text:p>
      <text:p text:style-name="P46">- zone géographique : <text:span text:style-name="Source_20_Text"><text:span text:style-name="T1">{localisation}</text:span></text:span> </text:p>
      <text:p text:style-name="P47">- nom du chargé de mission qui suit le dossier : Vanessa Rispal</text:p>
      <text:p text:style-name="P47"/>
      <text:p text:style-name="P44">Comme indiqué sur le courrier de saisine, au-delà d'un délai de 2 mois à compter de la date de saisine, l'avis du CSRPN est réputé favorable.</text:p>
      <text:p text:style-name="P5"/>
      <text:p text:style-name="Horizontal_20_Line"/>
      <text:p text:style-name="P5"/>
      <text:p text:style-name="P8">Courrier de saisine CSRPN/CNPN</text:p>
      <text:p text:style-name="P4"/>
      <text:p text:style-name="P4"/>
      <text:p text:style-name="P1"><text:span text:style-name="T2">Objet : Saisine </text:span><text:span text:style-name="T8">CNPN/</text:span><text:span text:style-name="T9">CSRPN</text:span><text:span text:style-name="T2"> - demande de dérogation – </text:span><text:span text:style-name="T7">Cas 1, Cas 2 – expert délégué</text:span><text:span text:style-name="T5"> - </text:span><text:span text:style-name="Source_20_Text"><text:span text:style-name="T2">{nom}</text:span></text:span><text:span text:style-name="T2"> </text:span></text:p>
      <text:p text:style-name="P4">PJ : Demande de dérogation espèces protégées et pièces justificatives</text:p>
      <text:p text:style-name="P1"><text:span text:style-name="T3">Numéro du </text:span><text:span text:style-name="T2">Dossier </text:span><text:span text:style-name="T3">(</text:span><text:span text:style-name="T2">ONAGRE</text:span><text:span text:style-name="T3">)</text:span><text:span text:style-name="T2"> : demande N°</text:span><text:span text:style-name="Source_20_Text"><text:span text:style-name="T2">{identifiant_onagre}</text:span></text:span></text:p>
      <text:p text:style-name="P3"><text:span text:style-name="Source_20_Text"><text:span text:style-name="T4">Numéro d’identification unique du projet : </text:span></text:span></text:p>
      <text:p text:style-name="P9"/>
      <text:p text:style-name="P9"/>
      <text:p text:style-name="P2"><text:span text:style-name="T12">Vous trouverez ci-joint pour recueil d’avis du </text:span><text:span text:style-name="T11">CNPN/</text:span><text:span text:style-name="T10">CSRPN Nouvelle-Aquitaine</text:span><text:span text:style-name="T12">, la </text:span><text:span text:style-name="T13">demande de dérogation à caractère scientifique</text:span><text:span text:style-name="T12"> à formulée par </text:span><text:span text:style-name="Source_20_Text"><text:span text:style-name="T12">{demandeur}</text:span></text:span><text:span text:style-name="T12"> , </text:span><text:span text:style-name="T14">{qualification}</text:span><text:span text:style-name="T12">, pour </text:span><text:span text:style-name="Source_20_Text"><text:span text:style-name="T12">{nom}.</text:span></text:span></text:p>
      <text:p text:style-name="P9"/>
      <text:p text:style-name="P30">Présentation du pétitionaire :</text:p>
      <text:p text:style-name="P30"><text:span text:style-name="Source_20_Text"><text:span text:style-name="T15">{demandeur}</text:span></text:span><text:span text:style-name="T21"> </text:span></text:p>
      <text:p text:style-name="P28"/>
      <text:p text:style-name="P28">Présentation du projet :</text:p>
      <text:p text:style-name="P39">{description}</text:p>
      <text:p text:style-name="P11"/>
      <text:p text:style-name="P37"/>
      <text:p text:style-name="P36"><text:span text:style-name="T29">Activité principale : </text:span><text:span text:style-name="T22">{activité_principale} </text:span></text:p>
      <text:p text:style-name="P40"/>
      <text:p text:style-name="P51"><text:span text:style-name="Source_20_Text"><text:span text:style-name="T12">Il s’agit d’un projet en Autorisation environnementale : <text:s/>{#if régime_autorisation_environnementale} </text:span></text:span><text:span text:style-name="Source_20_Text"><text:span text:style-name="T6">Oui</text:span></text:span><text:span text:style-name="Source_20_Text"><text:span text:style-name="T12"> {:else} </text:span></text:span><text:span text:style-name="Source_20_Text"><text:span text:style-name="T6">Non</text:span></text:span><text:span text:style-name="Source_20_Text"><text:span text:style-name="T12"> {/if}</text:span></text:span></text:p>
      <text:p text:style-name="P38"><text:span text:style-name="Source_20_Text"><text:span text:style-name="T16"/></text:span></text:p>
      <text:p text:style-name="P40"/>
      <text:p text:style-name="P33">Synthèse des éléments démontrant qu'il n'existe aucune alternative au projet : </text:p>
      <text:p text:style-name="P32"><text:span text:style-name="Source_20_Text"><text:span text:style-name="T17">{justification_absence_autre_solution_satisfaisante}</text:span></text:span><text:span text:style-name="T23"> </text:span></text:p>
      <text:p text:style-name="P32"/>
      <text:p text:style-name="P50"><text:span text:style-name="T35">Motif de la dérogation :</text:span> </text:p>
      <text:p text:style-name="P22"><text:soft-page-break/><text:span text:style-name="Source_20_Text"><text:span text:style-name="T20">{motif_dérogation}</text:span></text:span><text:span text:style-name="T36"> </text:span></text:p>
      <text:p text:style-name="P34"/>
      <text:p text:style-name="P34">Justification du m<text:span text:style-name="T38">oti</text:span>f de la dérogation :</text:p>
      <text:p text:style-name="P23"><text:span text:style-name="Source_20_Text"><text:span text:style-name="T1">{justification_motif_dérogation}</text:span></text:span></text:p>
      <text:p text:style-name="P41"/>
      <text:p text:style-name="P29">Objet de la demande et espèces concernées :</text:p>
      <text:p text:style-name="P13"/>
      <text:p text:style-name="P15"><text:span text:style-name="Source_20_Text"><text:span text:style-name="T18">L</text:span></text:span><text:span text:style-name="Source_20_Text"><text:span text:style-name="T1">es espèces visées par la présente dérogation sont les suivantes :</text:span></text:span></text:p>
      <text:p text:style-name="P24">{#each liste_espèces_par_impact as é<text:span text:style-name="T37">lément</text:span>}</text:p>
      <text:p text:style-name="P24"/>
      <text:p text:style-name="P24"><text:span text:style-name="T29">{é</text:span><text:span text:style-name="T34">lément</text:span><text:span text:style-name="T29">.</text:span><text:span text:style-name="T34">impact</text:span><text:span text:style-name="T29">}</text:span></text:p>
      <text:p text:style-name="P52"><text:span text:style-name="Source_20_Text"><text:span text:style-name="T39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Espèce</text:p>
            </table:table-cell>
            <table:table-cell table:style-name="Table1.A1" office:value-type="string">
              <text:p text:style-name="P7">{#each é<text:span text:style-name="T40">lément.liste_noms_impacts_quantifiés</text:span> as nomColonne}</text:p>
            </table:table-cell>
            <table:table-cell table:style-name="Table1.A1" office:value-type="string">
              <text:p text:style-name="P7">{nomColonne}</text:p>
            </table:table-cell>
            <table:table-cell table:style-name="Table1.A1" office:value-type="string">
              <text:p text:style-name="P7">{/each}</text:p>
            </table:table-cell>
          </table:table-row>
        </table:table-header-rows>
        <table:table-row>
          <table:table-cell table:style-name="Table1.A1" office:value-type="string">
            <text:p text:style-name="P24">{#each élément.liste_espèces as espèce}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6"/>
          </table:table-cell>
        </table:table-row>
        <table:table-row table:style-name="Table1.3">
          <table:table-cell table:style-name="Table1.A1" office:value-type="string">
            <text:p text:style-name="P26">{espèce.nomVernaculaire} (<text:span text:style-name="T27">{espèce.nomScientifique}</text:span>)</text:p>
          </table:table-cell>
          <table:table-cell table:style-name="Table1.A1" office:value-type="string">
            <text:p text:style-name="P25">{#each espèce.liste_impacts_quantifiés as impact_quantifié}</text:p>
          </table:table-cell>
          <table:table-cell table:style-name="Table1.A1" office:value-type="string">
            <text:p text:style-name="P25">{impact_quantifié}</text:p>
          </table:table-cell>
          <table:table-cell table:style-name="Table1.A1" office:value-type="string">
            <text:p text:style-name="P25">{/each}</text:p>
          </table:table-cell>
        </table:table-row>
        <table:table-row>
          <table:table-cell table:style-name="Table1.A1" office:value-type="string">
            <text:p text:style-name="P26">{/each}</text:p>
          </table:table-cell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7"/>
          </table:table-cell>
        </table:table-row>
      </table:table>
      <text:p text:style-name="P52"><text:span text:style-name="Source_20_Text"><text:span text:style-name="T12">{/each}</text:span></text:span></text:p>
      <text:p text:style-name="P20"><text:span text:style-name="Source_20_Text"><text:span text:style-name="T12"/></text:span></text:p>
      <text:p text:style-name="P17"><text:span text:style-name="T25">L</text:span><text:span text:style-name="T28">es travaux ou interventions vont se dérouler</text:span><text:span text:style-name="T25"> </text:span><text:span text:style-name="T30">du </text:span><text:span text:style-name="T31">{formatter_date_simple</text:span><text:span text:style-name="T32">(</text:span><text:span text:style-name="T31">date_début_intervention</text:span><text:span text:style-name="T32">)</text:span><text:span text:style-name="T31">}</text:span><text:span text:style-name="T30"> au </text:span><text:span text:style-name="T31">{formatter_date_simple</text:span><text:span text:style-name="T32">(</text:span><text:span text:style-name="T31">date_fin_intervention</text:span><text:span text:style-name="T32">)</text:span><text:span text:style-name="T31">}</text:span><text:span text:style-name="T24">.</text:span></text:p>
      <text:p text:style-name="P42"><text:span text:style-name="T25">La dérogation est demandée pour une durée de</text:span><text:span text:style-name="T30"> </text:span><text:span text:style-name="T31">{afficher_nombre</text:span><text:span text:style-name="T33">(</text:span><text:span text:style-name="T31">durée_intervention</text:span><text:span text:style-name="T33">)</text:span><text:span text:style-name="T31">} ans</text:span><text:span text:style-name="T25">.</text:span></text:p>
      <text:p text:style-name="P40"/>
      <text:p text:style-name="P40"/>
      <text:p text:style-name="P35">Nombre de nids d’Hirondelles détruits : </text:p>
      <text:p text:style-name="P10"/>
      <text:p text:style-name="P16"/>
      <text:p text:style-name="P31">Mesures d’évitement :</text:p>
      <text:p text:style-name="P21"/>
      <text:p text:style-name="P21"/>
      <text:p text:style-name="P31">Mesures de réduction :</text:p>
      <text:p text:style-name="P31"/>
      <text:p text:style-name="P6"/>
      <text:p text:style-name="P31">Mesures d’accompagnement :</text:p>
      <text:p text:style-name="P14"/>
      <text:p text:style-name="P19"/>
      <text:p text:style-name="P19"/>
      <text:p text:style-name="P43">CSRPN :</text:p>
      <text:p text:style-name="P12">J’attire votre attention sur le fait qu’au-delà d’un délai de 2 mois à compter de la date de réception du présent courrier, l’avis du CSRPN sera considéré comme favorable tacite </text:p>
      <text:p text:style-name="P11"/>
      <text:p text:style-name="P11"/>
      <text:p text:style-name="P43">OU </text:p>
      <text:p text:style-name="P18"/>
      <text:p text:style-name="P43">CNPN :</text:p>
      <text:p text:style-name="P9"><text:soft-page-break/>La présente demande de dérogation concernant une espèce appartenant à la liste fixée par l’arrêté ministériel du 9 juillet 1999, un avis du CNPN est requis avant la prise de décision préfectorale.</text:p>
      <text:p text:style-name="P9">Je vous demande de bien vouloir transmettre l’ensemble de ces éléments au CNPN, pour exam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anessa Rispal</meta:initial-creator>
    <meta:creation-date>2025-04-23T11:07:03.927000000</meta:creation-date>
    <dc:date>2025-07-18T14:17:58.233000000</dc:date>
    <meta:editing-duration>PT7H34M23S</meta:editing-duration>
    <meta:editing-cycles>63</meta:editing-cycles>
    <meta:generator>LibreOffice/7.3.7.2.M8$Windows_X86_64 LibreOffice_project/6d3c621d2a55ad69069ee1e9770686c208fa23a7</meta:generator>
    <dc:creator>Vanessa Rispal</dc:creator>
    <meta:document-statistic meta:table-count="1" meta:image-count="0" meta:object-count="0" meta:page-count="3" meta:paragraph-count="58" meta:word-count="423" meta:character-count="3050" meta:non-whitespace-character-count="2665"/>
  </office:meta>
</office:document-meta>
</file>